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5" style:family="table">
      <style:table-properties style:width="27.704cm" fo:margin-left="0cm" fo:break-before="page" table:align="left" fo:background-color="transparent">
        <style:background-image/>
      </style:table-properties>
    </style:style>
    <style:style style:name="Táboa5.A" style:family="table-column">
      <style:table-column-properties style:column-width="2.404cm"/>
    </style:style>
    <style:style style:name="Táboa5.B" style:family="table-column">
      <style:table-column-properties style:column-width="2.799cm"/>
    </style:style>
    <style:style style:name="Táboa5.C" style:family="table-column">
      <style:table-column-properties style:column-width="2.293cm"/>
    </style:style>
    <style:style style:name="Táboa5.D" style:family="table-column">
      <style:table-column-properties style:column-width="2.007cm"/>
    </style:style>
    <style:style style:name="Táboa5.E" style:family="table-column">
      <style:table-column-properties style:column-width="0.496cm"/>
    </style:style>
    <style:style style:name="Táboa5.F" style:family="table-column">
      <style:table-column-properties style:column-width="3.605cm"/>
    </style:style>
    <style:style style:name="Táboa5.G" style:family="table-column">
      <style:table-column-properties style:column-width="8.301cm"/>
    </style:style>
    <style:style style:name="Táboa5.H" style:family="table-column">
      <style:table-column-properties style:column-width="2.999cm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9ab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9ab2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7c24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7c24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7c24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7c24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7c244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7c244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77c244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7c24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77c24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52b7d9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c90b5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7c244" style:font-size-asian="8pt" style:font-size-complex="8pt"/>
    </style:style>
    <style:style style:name="P2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77c244" style:font-size-asian="8pt" style:font-size-complex="8pt"/>
    </style:style>
    <style:style style:name="P25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1c198a" officeooo:paragraph-rsid="0077c244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77c24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936368" officeooo:paragraph-rsid="00936368" style:font-size-asian="8pt" style:font-size-complex="8pt"/>
    </style:style>
    <style:style style:name="P28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936368" officeooo:paragraph-rsid="00936368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Calibri1" fo:font-size="8pt" officeooo:rsid="00936368" officeooo:paragraph-rsid="00936368" style:font-size-asian="8pt" style:font-size-complex="8pt"/>
    </style:style>
    <style:style style:name="P30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36368" officeooo:paragraph-rsid="00936368" style:font-size-asian="8pt" style:font-size-complex="8pt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938600" officeooo:paragraph-rsid="00938600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938600" officeooo:paragraph-rsid="00938600" style:font-size-asian="8pt" style:font-size-complex="8pt"/>
    </style:style>
    <style:style style:name="P33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94f845" officeooo:paragraph-rsid="0094f84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94f845" officeooo:paragraph-rsid="0094f845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9d8f4f" officeooo:paragraph-rsid="009d8f4f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.5pt" officeooo:rsid="0098bc30" officeooo:paragraph-rsid="0098bc30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77c244" style:font-size-asian="10.5pt" style:font-size-complex="10.5pt"/>
    </style:style>
    <style:style style:name="P3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996966" officeooo:paragraph-rsid="00996966" style:font-size-asian="10.5pt" style:font-size-complex="10.5pt"/>
    </style:style>
    <style:style style:name="P39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996966" officeooo:paragraph-rsid="00996966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10.5pt" officeooo:rsid="00996966" officeooo:paragraph-rsid="00996966" style:font-size-asian="10.5pt" style:font-size-complex="10.5pt"/>
    </style:style>
    <style:style style:name="P4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9a3e78" officeooo:paragraph-rsid="009a3e78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4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876502" style:font-weight-asian="normal" style:font-weight-complex="normal"/>
    </style:style>
    <style:style style:name="P45" style:family="paragraph" style:parent-style-name="Standard">
      <style:text-properties officeooo:paragraph-rsid="002bce7d"/>
    </style:style>
    <style:style style:name="P46" style:family="paragraph" style:parent-style-name="Standard">
      <style:text-properties fo:font-size="8pt" officeooo:paragraph-rsid="004ae8b2" style:font-size-asian="7pt" style:font-size-complex="8pt"/>
    </style:style>
    <style:style style:name="P47" style:family="paragraph" style:parent-style-name="Standard">
      <style:paragraph-properties fo:break-before="page"/>
      <style:text-properties fo:font-size="8pt" officeooo:paragraph-rsid="004ae8b2" style:font-size-asian="7pt" style:font-size-complex="8pt"/>
    </style:style>
    <style:style style:name="P48" style:family="paragraph" style:parent-style-name="Standard">
      <style:text-properties fo:font-size="8pt" officeooo:paragraph-rsid="0077c244" style:font-size-asian="7pt" style:font-size-complex="8pt"/>
    </style:style>
    <style:style style:name="P49" style:family="paragraph" style:parent-style-name="Standard">
      <style:text-properties fo:font-size="8pt" officeooo:paragraph-rsid="0079ab27" style:font-size-asian="7pt" style:font-size-complex="8pt"/>
    </style:style>
    <style:style style:name="P50" style:family="paragraph" style:parent-style-name="Standard">
      <style:text-properties officeooo:paragraph-rsid="006fc039"/>
    </style:style>
    <style:style style:name="P51" style:family="paragraph" style:parent-style-name="Standard">
      <style:paragraph-properties fo:break-before="page"/>
      <style:text-properties fo:font-size="6pt" officeooo:paragraph-rsid="0077c244" style:font-size-asian="5.25pt" style:font-size-complex="6pt"/>
    </style:style>
    <style:style style:name="P52" style:family="paragraph" style:parent-style-name="Standard">
      <style:text-properties fo:font-size="6pt" officeooo:paragraph-rsid="0077c244" style:font-size-asian="5.25pt" style:font-size-complex="6pt"/>
    </style:style>
    <style:style style:name="P53" style:family="paragraph" style:parent-style-name="Standard">
      <style:text-properties officeooo:paragraph-rsid="0077c244"/>
    </style:style>
    <style:style style:name="P5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876502" style:font-weight-asian="normal" style:font-weight-complex="normal"/>
    </style:style>
    <style:style style:name="P5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a6b5e" style:font-name-asian="Calibri" style:font-size-asian="8pt" style:font-name-complex="Calibri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ca9" style:font-name-asian="Calibri" style:font-size-asian="8pt" style:font-name-complex="Calibri" style:font-size-complex="8pt"/>
    </style:style>
    <style:style style:name="P58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71cfe4" officeooo:paragraph-rsid="008f9ca9" style:font-name-asian="Calibri" style:font-size-asian="8pt" style:font-name-complex="Calibri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38600" style:font-name-asian="Calibri" style:font-size-asian="8pt" style:font-name-complex="Calibri" style:font-size-complex="8p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71cfe4" officeooo:paragraph-rsid="00938600" style:font-name-asian="Calibri" style:font-size-asian="8pt" style:font-name-complex="Calibri" style:font-size-complex="8pt"/>
    </style:style>
    <style:style style:name="P61" style:family="paragraph" style:parent-style-name="Table_20_Contents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Calibri" fo:font-size="8pt" officeooo:rsid="0071cfe4" officeooo:paragraph-rsid="0094f845" style:font-name-asian="Calibri" style:font-size-asian="8pt" style:font-name-complex="Calibri" style:font-size-complex="8pt"/>
    </style:style>
    <style:style style:name="P62" style:family="paragraph" style:parent-style-name="Standard">
      <style:text-properties fo:font-size="10pt" officeooo:paragraph-rsid="0077c244" style:font-size-asian="8.75pt" style:font-size-complex="10pt"/>
    </style:style>
    <style:style style:name="P6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5aab84" officeooo:paragraph-rsid="00876502" style:font-weight-asian="normal" style:font-weight-complex="normal"/>
    </style:style>
    <style:style style:name="P6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756" officeooo:paragraph-rsid="00876502" style:font-weight-asian="normal" style:font-weight-complex="normal"/>
    </style:style>
    <style:style style:name="P6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756" officeooo:paragraph-rsid="009c2468" style:font-weight-asian="normal" style:font-weight-complex="normal"/>
    </style:style>
    <style:style style:name="P6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c43" officeooo:paragraph-rsid="009c2468" style:font-weight-asian="normal" style:font-weight-complex="normal"/>
    </style:style>
    <style:style style:name="P6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68" style:family="paragraph" style:parent-style-name="Table_20_Contents">
      <style:paragraph-properties fo:text-align="end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70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73" style:family="paragraph" style:parent-style-name="Table_20_Contents">
      <style:paragraph-properties fo:text-align="end" style:justify-single-word="false"/>
      <style:text-properties style:font-name="Calibri1" fo:font-size="8pt" officeooo:rsid="00938600" officeooo:paragraph-rsid="00938600" style:font-size-asian="8pt" style:font-size-complex="8pt"/>
    </style:style>
    <style:style style:name="P74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938600" officeooo:paragraph-rsid="00938600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Calibri1" fo:font-size="8pt" officeooo:rsid="00938600" officeooo:paragraph-rsid="00938600" style:font-size-asian="8pt" style:font-size-complex="8pt"/>
    </style:style>
    <style:style style:name="P76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94f845" officeooo:paragraph-rsid="0094f845" style:font-size-asian="8pt" style:font-size-complex="8pt"/>
    </style:style>
    <style:style style:name="P77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9a3e78" officeooo:paragraph-rsid="009a3e78" style:font-size-asian="10.5pt" style:font-size-complex="10.5pt"/>
    </style:style>
    <style:style style:name="P7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a6f69e" style:font-name-asian="Calibri" style:font-size-asian="8pt" style:font-name-complex="Calibri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ca9" style:font-name-asian="Calibri" style:font-size-asian="8pt" style:font-name-complex="Calibri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38600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53e4"/>
    </style:style>
    <style:style style:name="T6" style:family="text">
      <style:text-properties fo:color="#000000" loext:opacity="100%" officeooo:rsid="00871756"/>
    </style:style>
    <style:style style:name="T7" style:family="text">
      <style:text-properties fo:color="#000000" loext:opacity="100%" officeooo:rsid="009d8f4f"/>
    </style:style>
    <style:style style:name="T8" style:family="text">
      <style:text-properties officeooo:rsid="006353e4"/>
    </style:style>
    <style:style style:name="T9" style:family="text">
      <style:text-properties officeooo:rsid="0064e64b"/>
    </style:style>
    <style:style style:name="T10" style:family="text">
      <style:text-properties officeooo:rsid="00676bf1"/>
    </style:style>
    <style:style style:name="T11" style:family="text">
      <style:text-properties officeooo:rsid="000ff92a"/>
    </style:style>
    <style:style style:name="T12" style:family="text">
      <style:text-properties officeooo:rsid="0022a7b8"/>
    </style:style>
    <style:style style:name="T13" style:family="text">
      <style:text-properties officeooo:rsid="00871756"/>
    </style:style>
    <style:style style:name="T14" style:family="text">
      <style:text-properties officeooo:rsid="00871c43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a10480"/>
    </style:style>
    <style:style style:name="T17" style:family="text">
      <style:text-properties officeooo:rsid="00a11b28"/>
    </style:style>
    <style:style style:name="T18" style:family="text">
      <style:text-properties officeooo:rsid="00a30542"/>
    </style:style>
    <style:style style:name="T19" style:family="text">
      <style:text-properties officeooo:rsid="00a47ac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817987336848">
          <table:table-cell table:style-name="Tabla1.A1" office:value-type="string">
            <text:p text:style-name="P8">E<text:span text:style-name="T1">nunciado</text:span></text:p>
          </table:table-cell>
        </table:table-row>
        <table:table-row table:style-name="TableLine2817987337424">
          <table:table-cell table:style-name="Tabla1.A2" office:value-type="string">
            <text:p text:style-name="P55"/>
            <text:p text:style-name="P44"><text:span text:style-name="T3">El Concello de Vigo desea </text:span><text:span text:style-name="T5">crear una base de datos con información asociada a las </text:span><text:span text:style-name="T6">Ferias de Toros en España, guardando informac</text:span><text:span text:style-name="T7">i</text:span><text:span text:style-name="T6">ón sobre Plazas, Ganaderías, Toros, Toreros, Apoderados y Corridas de toros</text:span><text:span text:style-name="T4">.</text:span></text:p>
            <text:p text:style-name="P54">La <text:span text:style-name="T8">concelle</text:span><text:span text:style-name="T9">i</text:span><text:span text:style-name="T8">ra de </text:span><text:span text:style-name="T13">la</text:span><text:span text:style-name="T8"> rama </text:span><text:span text:style-name="T13">de fiestas</text:span>, <text:span text:style-name="T13">Fulgencia</text:span>, ha aportado la siguiente información:</text:p>
            <text:list xml:id="list1150450808" text:style-name="L1">
              <text:list-item>
                <text:p text:style-name="P63"><text:span text:style-name="T8">De cada </text:span><text:span text:style-name="T13">Feria interesa nombre, motivo y fechas de inicio y fin</text:span><text:span text:style-name="T10">.</text:span></text:p>
              </text:list-item>
              <text:list-item>
                <text:p text:style-name="P64">De cada Plaza de toros interesa nombre, dirección, fecha de creación y otros datos interesantes.</text:p>
              </text:list-item>
              <text:list-item>
                <text:p text:style-name="P64">De cada Ganadería interesa nombre y ubicación.</text:p>
              </text:list-item>
              <text:list-item>
                <text:p text:style-name="P64">De cada Toro interesa nombre, fecha de nacimiento, peso y color.</text:p>
              </text:list-item>
              <text:list-item>
                <text:p text:style-name="P64">De cada Torero interesa nombre, apodo, fecha de inicio en las lides y otros datos de interés.</text:p>
              </text:list-item>
              <text:list-item>
                <text:p text:style-name="P64">De cada Apoderado interesa nombre y teléfono.</text:p>
              </text:list-item>
              <text:list-item>
                <text:p text:style-name="P64">De cada Corrida de toros interesa fecha, hora y algunos datos de interés.</text:p>
              </text:list-item>
              <text:list-item>
                <text:p text:style-name="P64">En cada Feria se pueden celebrar varias Corridas de toros e interesa conocer la fecha de celebración.</text:p>
              </text:list-item>
              <text:list-item>
                <text:p text:style-name="P64">Cada Corrida de toros se realiza en un coso taurino (Plaza).</text:p>
              </text:list-item>
              <text:list-item>
                <text:p text:style-name="P64">En cada Corrida de toros intervienen 6 astados (Toros), cada uno de los cuales pertenece a una Ganadería e interesa guardar la fecha desde la que el Toro pertenece a la Ganadería.</text:p>
              </text:list-item>
              <text:list-item>
                <text:p text:style-name="P65">En cada Corrida de toros participan normalmente varios Toreros (aunque puede haber corridas en las que participe un único Torero para lucirse) <text:span text:style-name="T14">e interesa guardar el número de torero </text:span><text:span text:style-name="T16">y el número de orejas</text:span><text:span text:style-name="T14">.</text:span></text:p>
              </text:list-item>
              <text:list-item>
                <text:p text:style-name="P66">Cada Torero puede tener un único Apoderado.</text:p>
              </text:list-item>
            </text:list>
          </table:table-cell>
        </table:table-row>
      </table:table>
      <text:p text:style-name="P45"/>
      <text:p text:style-name="P45"/>
      <text:p text:style-name="P45"/>
      <table:table table:name="Tabla11" table:style-name="Tabla11">
        <table:table-column table:style-name="Tabla11.A"/>
        <table:table-row table:style-name="TableLine2817987331664"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10"/>
          </table:table-cell>
        </table:table-row>
      </table:table>
      <text:p text:style-name="P46"/>
      <text:p text:style-name="P46"/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42">Entidad</text:p>
          </table:table-cell>
          <table:table-cell table:style-name="Tabla2.A1" office:value-type="string">
            <text:p text:style-name="P42">Clave primaria</text:p>
          </table:table-cell>
          <table:table-cell table:style-name="Tabla2.A1" office:value-type="string">
            <text:p text:style-name="P42">Clave Secundaria</text:p>
          </table:table-cell>
          <table:table-cell table:style-name="Tabla2.A1" table:number-columns-spanned="3" office:value-type="string">
            <text:p text:style-name="P43">Clave foránea</text:p>
          </table:table-cell>
          <table:covered-table-cell/>
          <table:covered-table-cell/>
          <table:table-cell table:style-name="Tabla2.A1" office:value-type="string">
            <text:p text:style-name="P42">Atributos NO primos</text:p>
          </table:table-cell>
          <table:table-cell table:style-name="Tabla2.H1" office:value-type="string">
            <text:p text:style-name="P42">Atributos multivaluados</text:p>
          </table:table-cell>
        </table:table-row>
        <table:table-row table:style-name="TableLine2817987340016"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21"/>
          </table:table-cell>
          <table:table-cell table:style-name="Tabla2.C2" office:value-type="string">
            <text:p text:style-name="P17"/>
          </table:table-cell>
          <table:table-cell table:style-name="Tabla2.D2" office:value-type="string">
            <text:p text:style-name="P20"/>
          </table:table-cell>
          <table:table-cell table:style-name="Tabla2.E2" office:value-type="string">
            <text:p text:style-name="P78">→</text:p>
          </table:table-cell>
          <table:table-cell table:style-name="Tabla2.F2" office:value-type="string">
            <text:p text:style-name="P20"/>
          </table:table-cell>
          <table:table-cell table:style-name="Tabla2.G2" office:value-type="string">
            <text:p text:style-name="P21"/>
          </table:table-cell>
          <table:table-cell table:style-name="Tabla2.H2" office:value-type="string">
            <text:p text:style-name="P18"/>
          </table:table-cell>
        </table:table-row>
        <table:table-row table:style-name="TableLine2817987332528">
          <table:table-cell table:style-name="Tabla2.A3" office:value-type="string">
            <text:p text:style-name="P21"/>
          </table:table-cell>
          <table:table-cell table:style-name="Tabla2.B3" office:value-type="string">
            <text:p text:style-name="P21"/>
          </table:table-cell>
          <table:table-cell table:style-name="Tabla2.C3" office:value-type="string">
            <text:p text:style-name="P20"/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78">→</text:p>
          </table:table-cell>
          <table:table-cell table:style-name="Tabla2.F3" office:value-type="string">
            <text:p text:style-name="P13"/>
          </table:table-cell>
          <table:table-cell table:style-name="Tabla2.G3" office:value-type="string">
            <text:list xml:id="list2953840223" text:style-name="L2">
              <text:list-header>
                <text:p text:style-name="P67"/>
              </text:list-header>
            </text:list>
          </table:table-cell>
          <table:table-cell table:style-name="Tabla2.H3" office:value-type="string">
            <text:p text:style-name="P12"/>
          </table:table-cell>
        </table:table-row>
        <table:table-row table:style-name="TableLine2817991457920">
          <table:table-cell table:style-name="Tabla2.A4" office:value-type="string">
            <text:p text:style-name="P21"/>
          </table:table-cell>
          <table:table-cell table:style-name="Tabla2.B4" office:value-type="string">
            <text:p text:style-name="P21"/>
          </table:table-cell>
          <table:table-cell table:style-name="Tabla2.C4" office:value-type="string">
            <text:p text:style-name="P20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78">→</text:p>
          </table:table-cell>
          <table:table-cell table:style-name="Tabla2.F4" office:value-type="string">
            <text:p text:style-name="P19"/>
          </table:table-cell>
          <table:table-cell table:style-name="Tabla2.G4" office:value-type="string">
            <text:list xml:id="list201746060942960" text:continue-numbering="true" text:style-name="L2">
              <text:list-header>
                <text:p text:style-name="P67"/>
              </text:list-header>
            </text:list>
          </table:table-cell>
          <table:table-cell table:style-name="Tabla2.H4" office:value-type="string">
            <text:p text:style-name="P14"/>
          </table:table-cell>
        </table:table-row>
      </table:table>
      <text:p text:style-name="P4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2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2">Nombre</text:p>
          </table:table-cell>
          <table:table-cell table:style-name="Tabla4.K2" office:value-type="string">
            <text:p text:style-name="P2">Participación</text:p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3" office:value-type="string">
            <text:p text:style-name="P22"/>
          </table:table-cell>
          <table:table-cell table:style-name="Tabla4.C3" office:value-type="string">
            <text:p text:style-name="P70"/>
          </table:table-cell>
          <table:table-cell table:style-name="Tabla4.D3" office:value-type="string">
            <text:p text:style-name="P56">→→</text:p>
          </table:table-cell>
          <table:table-cell table:style-name="Tabla4.E3" office:value-type="string">
            <text:p text:style-name="P71"/>
          </table:table-cell>
          <table:table-cell table:style-name="Tabla4.F4" office:value-type="string">
            <text:p text:style-name="P22"/>
          </table:table-cell>
          <table:table-cell table:style-name="Tabla4.G3" office:value-type="string">
            <text:p text:style-name="P22"/>
          </table:table-cell>
          <table:table-cell table:style-name="Tabla4.H3" office:value-type="string">
            <text:p text:style-name="P22"/>
          </table:table-cell>
          <table:table-cell table:style-name="Tabla4.I3" office:value-type="string">
            <text:p text:style-name="P22"/>
          </table:table-cell>
          <table:table-cell table:style-name="Tabla4.J3" office:value-type="string">
            <text:p text:style-name="P22"/>
          </table:table-cell>
          <table:table-cell table:style-name="Tabla4.K3" office:value-type="string">
            <text:p text:style-name="P22"/>
          </table:table-cell>
        </table:table-row>
        <table:table-row table:style-name="Tabla4.1">
          <table:table-cell table:style-name="Tabla4.A4" office:value-type="string">
            <text:p text:style-name="P21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70"/>
          </table:table-cell>
          <table:table-cell table:style-name="Tabla4.D4" office:value-type="string">
            <text:p text:style-name="P56">→→</text:p>
          </table:table-cell>
          <table:table-cell table:style-name="Tabla4.E4" office:value-type="string">
            <text:p text:style-name="P71"/>
          </table:table-cell>
          <table:table-cell table:style-name="Tabla4.F4" office:value-type="string">
            <text:p text:style-name="P22"/>
          </table:table-cell>
          <table:table-cell table:style-name="Tabla4.G4" office:value-type="string">
            <text:p text:style-name="P22"/>
          </table:table-cell>
          <table:table-cell table:style-name="Tabla4.H4" office:value-type="string">
            <text:p text:style-name="P22"/>
          </table:table-cell>
          <table:table-cell table:style-name="Tabla4.I4" office:value-type="string">
            <text:p text:style-name="P22"/>
          </table:table-cell>
          <table:table-cell table:style-name="Tabla4.J4" office:value-type="string">
            <text:p text:style-name="P22"/>
          </table:table-cell>
          <table:table-cell table:style-name="Tabla4.K4" office:value-type="string">
            <text:p text:style-name="P22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22"/>
          </table:table-cell>
          <table:table-cell table:style-name="Tabla4.C5" office:value-type="string">
            <text:p text:style-name="P70"/>
          </table:table-cell>
          <table:table-cell table:style-name="Tabla4.D5" office:value-type="string">
            <text:p text:style-name="P56">→→</text:p>
          </table:table-cell>
          <table:table-cell table:style-name="Tabla4.E5" office:value-type="string">
            <text:p text:style-name="P71"/>
          </table:table-cell>
          <table:table-cell table:style-name="Tabla4.F5" office:value-type="string">
            <text:p text:style-name="P22"/>
          </table:table-cell>
          <table:table-cell table:style-name="Tabla4.G5" office:value-type="string">
            <text:p text:style-name="P22"/>
          </table:table-cell>
          <table:table-cell table:style-name="Tabla4.H5" office:value-type="string">
            <text:p text:style-name="P22"/>
          </table:table-cell>
          <table:table-cell table:style-name="Tabla4.I5" office:value-type="string">
            <text:p text:style-name="P22"/>
          </table:table-cell>
          <table:table-cell table:style-name="Tabla4.J5" office:value-type="string">
            <text:p text:style-name="P22"/>
          </table:table-cell>
          <table:table-cell table:style-name="Tabla4.K5" office:value-type="string">
            <text:p text:style-name="P22"/>
          </table:table-cell>
        </table:table-row>
      </table:table>
      <text:p text:style-name="P49"/>
      <text:p text:style-name="P50"/>
      <text:p text:style-name="P48"/>
      <text:p text:style-name="P51"/>
      <table:table table:name="Táboa4" table:style-name="Táboa4">
        <table:table-column table:style-name="Táboa4.A"/>
        <table:table-row table:style-name="TableLine2817991454176">
          <table:table-cell table:style-name="Táboa4.A1" office:value-type="string">
            <text:p text:style-name="P9">Modelo Relaci<text:span text:style-name="T11">onal</text:span></text:p>
          </table:table-cell>
        </table:table-row>
        <table:table-row table:style-name="Táboa4.2">
          <table:table-cell table:style-name="Táboa4.A2" office:value-type="string">
            <text:p text:style-name="P11"/>
          </table:table-cell>
        </table:table-row>
      </table:table>
      <text:p text:style-name="P52"/>
      <text:p text:style-name="P52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column table:style-name="Táboa5.G"/>
        <table:table-column table:style-name="Táboa5.H"/>
        <table:table-column table:style-name="Táboa5.B"/>
        <table:table-row table:style-name="Táboa5.1">
          <table:table-cell table:style-name="Táboa5.A1" table:number-rows-spanned="2" office:value-type="string">
            <text:p text:style-name="P3">Relación</text:p>
          </table:table-cell>
          <table:table-cell table:style-name="Táboa5.A1" table:number-rows-spanned="2" office:value-type="string">
            <text:p text:style-name="P3">Clave primaria</text:p>
          </table:table-cell>
          <table:table-cell table:style-name="Táboa5.A1" table:number-rows-spanned="2" office:value-type="string">
            <text:p text:style-name="P3">Clave alterna</text:p>
          </table:table-cell>
          <table:table-cell table:style-name="Táboa5.A1" table:number-rows-spanned="2" table:number-columns-spanned="3" office:value-type="string">
            <text:p text:style-name="P3">Clave foránea</text:p>
          </table:table-cell>
          <table:covered-table-cell/>
          <table:covered-table-cell/>
          <table:table-cell table:style-name="Táboa5.A1" table:number-rows-spanned="2" office:value-type="string">
            <text:p text:style-name="P3">Atributos NO primos</text:p>
          </table:table-cell>
          <table:table-cell table:style-name="Táboa5.H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5.1">
          <table:covered-table-cell table:style-name="Táboa5.A1"/>
          <table:covered-table-cell table:style-name="Táboa5.A1"/>
          <table:covered-table-cell table:style-name="Táboa5.A1"/>
          <table:covered-table-cell table:style-name="Táboa5.A1"/>
          <table:covered-table-cell/>
          <table:covered-table-cell/>
          <table:covered-table-cell table:style-name="Táboa5.A1"/>
          <table:table-cell table:style-name="Táboa5.H2" office:value-type="string">
            <text:p text:style-name="P4">SÍ primos</text:p>
          </table:table-cell>
          <table:table-cell table:style-name="Táboa5.I2" office:value-type="string">
            <text:p text:style-name="P4">NO primos</text:p>
          </table:table-cell>
        </table:table-row>
        <table:table-row table:style-name="TableLine2817991449568">
          <table:table-cell table:style-name="Táboa5.A4" office:value-type="string">
            <text:p text:style-name="P27"/>
          </table:table-cell>
          <table:table-cell table:style-name="Táboa5.B3" office:value-type="string">
            <text:p text:style-name="P27"/>
          </table:table-cell>
          <table:table-cell table:style-name="Táboa5.C3" office:value-type="string">
            <text:p text:style-name="P23"/>
          </table:table-cell>
          <table:table-cell table:style-name="Táboa5.D3" office:value-type="string">
            <text:p text:style-name="P29"/>
          </table:table-cell>
          <table:table-cell table:style-name="Táboa5.E3" office:value-type="string">
            <text:p text:style-name="P57">→</text:p>
            <text:p text:style-name="P59">→</text:p>
          </table:table-cell>
          <table:table-cell table:style-name="Táboa5.F3" office:value-type="string">
            <text:p text:style-name="P16"/>
          </table:table-cell>
          <table:table-cell table:style-name="Táboa5.G3" office:value-type="string">
            <text:p text:style-name="P27"/>
          </table:table-cell>
          <table:table-cell table:style-name="Táboa5.H3" office:value-type="string">
            <text:p text:style-name="P26"/>
          </table:table-cell>
          <table:table-cell table:style-name="Táboa5.I3" office:value-type="string">
            <text:p text:style-name="P15"/>
          </table:table-cell>
        </table:table-row>
        <table:table-row table:style-name="TableLine2817991456768">
          <table:table-cell table:style-name="Táboa5.A4" office:value-type="string">
            <text:p text:style-name="P27"/>
          </table:table-cell>
          <table:table-cell table:style-name="Táboa5.B4" office:value-type="string">
            <text:p text:style-name="P27"/>
          </table:table-cell>
          <table:table-cell table:style-name="Táboa5.C4" office:value-type="string">
            <text:p text:style-name="P15"/>
          </table:table-cell>
          <table:table-cell table:style-name="Táboa5.D4" office:value-type="string">
            <text:p text:style-name="P25"/>
          </table:table-cell>
          <table:table-cell table:style-name="Táboa5.E4" office:value-type="string">
            <text:p text:style-name="P57">→</text:p>
            <text:p text:style-name="P59">→</text:p>
          </table:table-cell>
          <table:table-cell table:style-name="Táboa5.F4" office:value-type="string">
            <text:p text:style-name="P24"/>
          </table:table-cell>
          <table:table-cell table:style-name="Táboa5.G4" office:value-type="string">
            <text:p text:style-name="P27"/>
          </table:table-cell>
          <table:table-cell table:style-name="Táboa5.H4" office:value-type="string">
            <text:p text:style-name="P15"/>
          </table:table-cell>
          <table:table-cell table:style-name="Táboa5.I4" office:value-type="string">
            <text:p text:style-name="P15"/>
          </table:table-cell>
        </table:table-row>
        <table:table-row table:style-name="TableLine2817991454464">
          <table:table-cell table:style-name="Táboa5.A5" office:value-type="string">
            <text:p text:style-name="P27"/>
          </table:table-cell>
          <table:table-cell table:style-name="Táboa5.B5" office:value-type="string">
            <text:p text:style-name="P27"/>
          </table:table-cell>
          <table:table-cell table:style-name="Táboa5.C5" office:value-type="string">
            <text:p text:style-name="P15"/>
          </table:table-cell>
          <table:table-cell table:style-name="Táboa5.D5" office:value-type="string">
            <text:p text:style-name="P73"/>
          </table:table-cell>
          <table:table-cell table:style-name="Táboa5.E5" office:value-type="string">
            <text:p text:style-name="P57">→</text:p>
            <text:p text:style-name="P59">→</text:p>
          </table:table-cell>
          <table:table-cell table:style-name="Táboa5.F5" office:value-type="string">
            <text:p text:style-name="P75"/>
          </table:table-cell>
          <table:table-cell table:style-name="Táboa5.G5" office:value-type="string">
            <text:p text:style-name="P27"/>
          </table:table-cell>
          <table:table-cell table:style-name="Táboa5.H5" office:value-type="string">
            <text:p text:style-name="P15"/>
          </table:table-cell>
          <table:table-cell table:style-name="Táboa5.I5" office:value-type="string">
            <text:p text:style-name="P23"/>
          </table:table-cell>
        </table:table-row>
      </table:table>
      <text:p text:style-name="P62"/>
      <text:p text:style-name="P62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5">Relación</text:p>
          </table:table-cell>
          <table:table-cell table:style-name="Táboa6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6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5">1FN</text:p>
            <text:p text:style-name="P7">DF</text:p>
          </table:table-cell>
          <table:table-cell table:style-name="Táboa6.B2" office:value-type="string">
            <text:p text:style-name="P5">2FN <text:span text:style-name="T12">DFC</text:span></text:p>
          </table:table-cell>
          <table:table-cell table:style-name="Táboa6.B2" office:value-type="string">
            <text:p text:style-name="P5">3FN <text:span text:style-name="T12">DFTNP</text:span></text:p>
          </table:table-cell>
          <table:table-cell table:style-name="Táboa6.B2" office:value-type="string">
            <text:p text:style-name="P5">FNBC</text:p>
            <text:p text:style-name="P7">DFTP</text:p>
          </table:table-cell>
          <table:covered-table-cell table:style-name="Táboa6.F1"/>
        </table:table-row>
        <table:table-row table:style-name="TableLine2817991796640">
          <table:table-cell table:style-name="Táboa6.A4" office:value-type="string">
            <text:p text:style-name="P36"/>
          </table:table-cell>
          <table:table-cell table:style-name="Táboa6.B3" office:value-type="string">
            <text:p text:style-name="P40"/>
          </table:table-cell>
          <table:table-cell table:style-name="Táboa6.C3" office:value-type="string">
            <text:p text:style-name="P40"/>
          </table:table-cell>
          <table:table-cell table:style-name="Táboa6.D3" office:value-type="string">
            <text:p text:style-name="P40"/>
          </table:table-cell>
          <table:table-cell table:style-name="Táboa6.E3" office:value-type="string">
            <text:p text:style-name="P40"/>
          </table:table-cell>
          <table:table-cell table:style-name="Táboa6.F3" office:value-type="string">
            <text:p text:style-name="P38"/>
          </table:table-cell>
        </table:table-row>
        <table:table-row table:style-name="TableLine2817991795488">
          <table:table-cell table:style-name="Táboa6.A4" office:value-type="string">
            <text:p text:style-name="P36"/>
          </table:table-cell>
          <table:table-cell table:style-name="Táboa6.B4" office:value-type="string">
            <text:p text:style-name="P40"/>
          </table:table-cell>
          <table:table-cell table:style-name="Táboa6.C4" office:value-type="string">
            <text:p text:style-name="P40"/>
          </table:table-cell>
          <table:table-cell table:style-name="Táboa6.D4" office:value-type="string">
            <text:p text:style-name="P40"/>
          </table:table-cell>
          <table:table-cell table:style-name="Táboa6.E4" office:value-type="string">
            <text:p text:style-name="P40"/>
          </table:table-cell>
          <table:table-cell table:style-name="Táboa6.F4" office:value-type="string">
            <text:p text:style-name="P39"/>
          </table:table-cell>
        </table:table-row>
        <table:table-row table:style-name="TableLine2817991812192">
          <table:table-cell table:style-name="Táboa6.A5" office:value-type="string">
            <text:p text:style-name="P36"/>
          </table:table-cell>
          <table:table-cell table:style-name="Táboa6.B5" office:value-type="string">
            <text:p text:style-name="P40"/>
          </table:table-cell>
          <table:table-cell table:style-name="Táboa6.C5" office:value-type="string">
            <text:p text:style-name="P40"/>
          </table:table-cell>
          <table:table-cell table:style-name="Táboa6.D5" office:value-type="string">
            <text:p text:style-name="P40"/>
          </table:table-cell>
          <table:table-cell table:style-name="Táboa6.E5" office:value-type="string">
            <text:p text:style-name="P40"/>
          </table:table-cell>
          <table:table-cell table:style-name="Táboa6.F5" office:value-type="string">
            <text:p text:style-name="P41"/>
          </table:table-cell>
        </table:table-row>
      </table:table>
      <text:p text:style-name="P53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27T20:17:29.983000000</dc:date>
    <meta:editing-duration>PT9H36M39S</meta:editing-duration>
    <meta:editing-cycles>124</meta:editing-cycles>
    <meta:generator>LibreOffice/7.3.3.2$Windows_X86_64 LibreOffice_project/d1d0ea68f081ee2800a922cac8f79445e4603348</meta:generator>
    <meta:document-statistic meta:table-count="7" meta:image-count="0" meta:object-count="0" meta:page-count="5" meta:paragraph-count="63" meta:word-count="319" meta:character-count="1839" meta:non-whitespace-character-count="1595"/>
  </office:meta>
</office:document-meta>
</file>